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1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178b2e" style:font-name-asian="メイリオ1" style:font-size-asian="10.5pt" style:font-size-complex="10.5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78b2e" style:font-name-asian="メイリオ1" style:font-size-asian="10.5pt" style:font-size-complex="10.5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78b2e" style:font-name-asian="メイリオ1" style:font-size-asian="10.5pt" style:font-size-complex="10.5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9350d" style:font-name-asian="メイリオ1" style:font-size-asian="10.5pt" style:font-size-complex="10.5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メイリオ" fo:font-size="14pt" officeooo:paragraph-rsid="0019350d" style:font-name-asian="メイリオ1" style:font-size-asian="14pt" style:font-size-complex="14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19350d" style:font-name-asian="メイリオ1" style:font-size-asian="10.5pt" style:font-size-complex="10.5pt"/>
    </style:style>
    <style:style style:name="T1" style:family="text">
      <style:text-properties officeooo:rsid="00216822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戦術カードの効果</text:p>
      <text:p text:style-name="P4">　カードの効果は、表の状態で場に出されているときのみプレイヤーに適用されます。なお、<text:span text:style-name="T2">整理フェイズ時に、戦略カードが内戦地域に残っていたとき、それらを捨て札にし、代わりに山札から内戦地域にカードを補給します。</text:span></text:p>
      <text:p text:style-name="P4">凡例　戦略カード名［適用フェイズ］［カード枚数］：効果内容</text:p>
      <text:p text:style-name="P4"/>
      <text:p text:style-name="P6">・インフレ［行動フェイズ］［１］：１回の行動に必要なコインが２枚となる（コインは２枚単位でしか出せない）</text:p>
      <text:p text:style-name="P6">・戦線拡大［行動フェイズ］［２］：他プレイヤーの非戦闘地域のカードでもチェンジできる（他人の非戦闘地域を、自分の非戦闘地域・内戦地域・自分の手札と入れ替えることができます）</text:p>
      <text:p text:style-name="P6">・ゲリラ戦［計算フェイズ］［２］：支援カード「２」が同勢力の旗印カードとなる。「２」は支援カードではなくなる</text:p>
      <text:p text:style-name="P6">・戦争反対［勝負フェイズ］［２］：勝負フェイズ時の強さが逆転する。内戦介入度の最も小さいプレイヤーを勝利者とする</text:p>
      <text:p text:style-name="P6">・軍資金［勝負フェイズ］［２］：置かれている非戦闘地域のプレイヤーに、銀行からのコイン補充枚数を＋３する（０の場合は３コイン受け取ることになる）</text:p>
      <text:p text:style-name="P6">・休戦［計算・勝負フェイズ］［１］：計算フェイズをスキップし、勝敗を引き分けとしてそのラウンドを終了する。</text:p>
      <text:p text:style-name="P6">・伏兵<text:span text:style-name="T1">[整理フェイズ]［２］</text:span>：非戦闘地域の支援カードがラウンド終了時に破棄されなくなる</text:p>
      <text:p text:style-name="P6">・正々堂々［すべてのフェイズ］［２］：非戦闘地域に置かれている他の種類の戦術カードの効果を無効にする</text:p>
      <text:p text:style-name="P6">・晴天<text:tab/><text:span text:style-name="T1">[すべてのフェイズ]［１］</text:span>：晴天が出されているとき、内戦地域と非戦闘地域にある裏の状態のカードをすべて表にする。晴天が場を離れても、カードの裏表は変更しな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1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G明朝L" style:font-family-asian="HG明朝L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2:17:24.402000000</meta:creation-date>
    <dc:date>2018-06-12T15:36:26.059000000</dc:date>
    <meta:editing-duration>PT39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2" meta:word-count="685" meta:character-count="688" meta:non-whitespace-character-count="685"/>
  </office:meta>
</office:document-meta>
</file>